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99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6b6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auto-grow-height="false" fo:min-height="0.749cm" fo:min-width="0.499cm" fo:wrap-option="no-wrap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1.004cm" svg:height="1.564cm" svg:x="0.347cm" svg:y="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1" draw:layer="layout" svg:width="2.605cm" svg:height="2.047cm" svg:x="6.519cm" svg:y="2.694cm">
          <text:p text:style-name="P2">mak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id="id3" draw:layer="layout" svg:width="2.605cm" svg:height="2.047cm" svg:x="6.519cm" svg:y="8.017cm">
          <text:p text:style-name="P2">match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id="id2" draw:layer="layout" svg:width="2.084cm" svg:height="2.904cm" svg:x="12.255cm" svg:y="4.517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id="id5" draw:layer="layout" svg:width="1.004cm" svg:height="1.564cm" svg:x="1.836cm" svg:y="5.037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id="id6" draw:layer="layout" svg:width="1.004cm" svg:height="1.564cm" svg:x="3.25cm" svg:y="5.037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id="id7" draw:layer="layout" svg:width="2.705cm" svg:height="1.34cm" svg:x="6.469cm" svg:y="0.313cm">
          <text:p text:style-name="P3">Patter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1" draw:layer="layout" draw:type="curve" svg:x1="9.124cm" svg:y1="3.717cm" svg:x2="13.296cm" svg:y2="4.517cm" draw:start-shape="id1" draw:start-glue-point="7" draw:end-shape="id2" draw:end-glue-point="4">
          <text:p text:style-name="P3"/>
        </draw:connector>
        <draw:connector draw:style-name="gr8" draw:text-style-name="P1" draw:layer="layout" draw:type="curve" svg:x1="13.296cm" svg:y1="7.421cm" svg:x2="9.124cm" svg:y2="9.04cm" draw:start-shape="id2" draw:start-glue-point="7" draw:end-shape="id3" draw:end-glue-point="7">
          <text:p text:style-name="P3"/>
        </draw:connector>
        <draw:connector draw:style-name="gr8" draw:text-style-name="P1" draw:layer="layout" draw:type="curve" svg:x1="0.848cm" svg:y1="5cm" svg:x2="6.519cm" svg:y2="3.717cm" draw:start-shape="id4" draw:start-glue-point="4" draw:end-shape="id1" draw:end-glue-point="5">
          <text:p text:style-name="P3"/>
        </draw:connector>
        <draw:connector draw:style-name="gr8" draw:text-style-name="P1" draw:layer="layout" draw:type="curve" svg:x1="2.337cm" svg:y1="5.037cm" svg:x2="6.519cm" svg:y2="3.717cm" draw:start-shape="id5" draw:start-glue-point="4" draw:end-shape="id1" draw:end-glue-point="5">
          <text:p text:style-name="P3"/>
        </draw:connector>
        <draw:connector draw:style-name="gr8" draw:text-style-name="P1" draw:layer="layout" draw:type="curve" svg:x1="3.751cm" svg:y1="5.037cm" svg:x2="6.519cm" svg:y2="3.717cm" draw:start-shape="id6" draw:start-glue-point="4" draw:end-shape="id1">
          <text:p text:style-name="P3"/>
        </draw:connector>
        <draw:connector draw:style-name="gr8" draw:text-style-name="P1" draw:layer="layout" draw:type="curve" svg:x1="7.821cm" svg:y1="1.653cm" svg:x2="7.821cm" svg:y2="2.694cm" draw:start-shape="id7" draw:start-glue-point="2" draw:end-shape="id1" draw:end-glue-point="4">
          <text:p text:style-name="P3"/>
        </draw:connector>
        <draw:connector draw:style-name="gr8" draw:text-style-name="P1" draw:layer="layout" draw:type="curve" svg:x1="7.821cm" svg:y1="11.18cm" svg:x2="7.821cm" svg:y2="10.064cm" draw:start-shape="id8" draw:start-glue-point="0" draw:end-shape="id3" draw:end-glue-point="6">
          <text:p text:style-name="P3"/>
        </draw:connector>
        <draw:connector draw:style-name="gr8" draw:text-style-name="P1" draw:layer="layout" draw:type="curve" svg:x1="6.519cm" svg:y1="9.04cm" svg:x2="3.751cm" svg:y2="6.601cm" draw:start-shape="id3" draw:start-glue-point="5" draw:end-shape="id6" draw:end-glue-point="7">
          <text:p text:style-name="P3"/>
        </draw:connector>
        <draw:connector draw:style-name="gr8" draw:text-style-name="P1" draw:layer="layout" draw:type="curve" svg:x1="6.519cm" svg:y1="9.04cm" svg:x2="2.337cm" svg:y2="6.601cm" draw:start-shape="id3" draw:start-glue-point="5" draw:end-shape="id5" draw:end-glue-point="7">
          <text:p text:style-name="P3"/>
        </draw:connector>
        <draw:connector draw:style-name="gr8" draw:text-style-name="P1" draw:layer="layout" draw:type="curve" svg:x1="6.519cm" svg:y1="9.04cm" svg:x2="0.848cm" svg:y2="6.564cm" draw:start-shape="id3" draw:start-glue-point="5" draw:end-shape="id4" draw:end-glue-point="7">
          <text:p text:style-name="P3"/>
        </draw:connector>
        <draw:frame draw:style-name="gr9" draw:layer="layout" svg:width="2.898cm" svg:height="0.954cm" svg:x="9.614cm" svg:y="2.88cm">
          <draw:text-box>
            <text:p text:style-name="P3">Compose</text:p>
          </draw:text-box>
        </draw:frame>
        <draw:frame draw:style-name="gr9" draw:layer="layout" svg:width="3.499cm" svg:height="0.954cm" svg:x="9.912cm" svg:y="8.984cm">
          <draw:text-box>
            <text:p text:style-name="P3">Decompose</text:p>
          </draw:text-box>
        </draw:frame>
        <draw:custom-shape draw:style-name="gr7" draw:id="id8" draw:layer="layout" svg:width="2.705cm" svg:height="1.34cm" svg:x="6.469cm" svg:y="11.18cm">
          <text:p text:style-name="P3">Patter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6:09:31</meta:creation-date>
    <dc:date>2007-11-04T10:07:15</dc:date>
    <dc:language>en-US</dc:language>
    <meta:editing-cycles>7</meta:editing-cycles>
    <meta:editing-duration>PT1H6M54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